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43878AA1.png" manifest:media-type="image/png"/>
  <manifest:file-entry manifest:full-path="Pictures/1000000100000020000000202F5645A1.png" manifest:media-type="image/png"/>
  <manifest:file-entry manifest:full-path="Pictures/100000010000002000000020459C42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1">
      <style:paragraph-properties fo:margin-top="0cm" fo:margin-bottom="0.086cm" style:contextual-spacing="false"/>
      <style:text-properties officeooo:paragraph-rsid="000592e5"/>
    </style:style>
    <style:style style:name="P2" style:family="paragraph" style:parent-style-name="Standard">
      <style:paragraph-properties fo:margin-top="0cm" fo:margin-bottom="0.086cm" style:contextual-spacing="false"/>
      <style:text-properties officeooo:paragraph-rsid="000592e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T1" style:family="text">
      <style:text-properties officeooo:rsid="000592e5"/>
    </style:style>
    <style:style style:name="T2" style:family="text"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4" style:family="text">
      <style:text-properties style:font-name="Arial2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1"><text:span text:style-name="T1">3.scripts.js</text:span></text:span></text:p>
      <text:p text:style-name="P2"><text:span text:style-name="s1"><text:span text:style-name="T2">const FORM = document.getElementById('preventaForm');</text:span></text:span></text:p>
      <text:p text:style-name="P3"><text:span text:style-name="T2">const ENDPOINT = '</text:span><text:a xlink:type="simple" xlink:href="https://script.google.com/macros/s/AKfycbxmBPLrZs_n2PvRBYKABFq-v80FhMdjXTQ0TEzzu9l6rfC2NwRlTRFch_Ln4Qq3K1bu/exec" office:target-frame-name="_blank" xlink:show="new" text:style-name="Internet_20_link" text:visited-style-name="Visited_20_Internet_20_Link"><text:span text:style-name="T3">https://script.google.com/macros/s/AKfycbxmBPLrZs_n2PvRBYKABFq-v80FhMdjXTQ0TEzzu9l6rfC2NwRlTRFch_Ln4Qq3K1bu/exec</text:span></text:a><text:span text:style-name="T2">';</text:span></text:p>
      <text:p text:style-name="P4"/>
      <text:p text:style-name="P4">FORM.addEventListener('submit', async (e) =&gt; {</text:p>
      <text:p text:style-name="P5">  <text:span text:style-name="T4">e.preventDefault();</text:span></text:p>
      <text:p text:style-name="P4"/>
      <text:p text:style-name="P5">  <text:span text:style-name="T4">// Generar fecha automática</text:span></text:p>
      <text:p text:style-name="P5">  <text:span text:style-name="T4">document.getElementById('fecha_registro').value = new Date().toLocaleString('sv-SE', {</text:span></text:p>
      <text:p text:style-name="P5">    <text:span text:style-name="T4">timeZone: 'Europe/Madrid'</text:span></text:p>
      <text:p text:style-name="P5">  <text:span text:style-name="T4">}).replace(' ', 'T');</text:span></text:p>
      <text:p text:style-name="P4"/>
      <text:p text:style-name="P5">  <text:span text:style-name="T4">const data = Object.fromEntries(new FormData(FORM).entries());</text:span></text:p>
      <text:p text:style-name="P4"/>
      <text:p text:style-name="P5">  <text:span text:style-name="T4">try {</text:span></text:p>
      <text:p text:style-name="P5">    <text:span text:style-name="T4">const res = await fetch(ENDPOINT, {</text:span></text:p>
      <text:p text:style-name="P5">      <text:span text:style-name="T4">method: 'POST',</text:span></text:p>
      <text:p text:style-name="P5">      <text:span text:style-name="T4">headers: { 'Content-Type': 'application/json' },</text:span></text:p>
      <text:p text:style-name="P5">      <text:span text:style-name="T4">body: JSON.stringify(data)</text:span></text:p>
      <text:p text:style-name="P5">    <text:span text:style-name="T4">});</text:span></text:p>
      <text:p text:style-name="P4"/>
      <text:p text:style-name="P5">    <text:span text:style-name="T4">const out = await res.json();</text:span></text:p>
      <text:p text:style-name="P4"/>
      <text:p text:style-name="P5">    <text:span text:style-name="T4">if (out.result === 'success') {</text:span></text:p>
      <text:p text:style-name="P5">      <text:span text:style-name="T4">alert('</text:span><text:span text:style-name="T4"><draw:frame draw:style-name="fr1" draw:name="Imagen1" text:anchor-type="as-char" svg:width="0.847cm" svg:height="0.847cm" draw:z-index="0"><draw:image xlink:href="Pictures/10000001000000200000002043878AA1.png" xlink:type="simple" xlink:show="embed" xlink:actuate="onLoad" draw:mime-type="image/png"/><svg:title>✅</svg:title></draw:frame></text:span><text:span text:style-name="T4"> Registro completado. ¡Te contactaremos antes del lanzamiento!');</text:span></text:p>
      <text:p text:style-name="P5">      <text:span text:style-name="T4">FORM.reset();</text:span></text:p>
      <text:p text:style-name="P5">    <text:span text:style-name="T4">} else {</text:span></text:p>
      <text:p text:style-name="P5">      <text:span text:style-name="T4">alert('</text:span><text:span text:style-name="T4"><draw:frame draw:style-name="fr1" draw:name="Imagen2" text:anchor-type="as-char" svg:width="0.847cm" svg:height="0.847cm" draw:z-index="1"><draw:image xlink:href="Pictures/1000000100000020000000202F5645A1.png" xlink:type="simple" xlink:show="embed" xlink:actuate="onLoad" draw:mime-type="image/png"/><svg:title>⚠️</svg:title></draw:frame></text:span><text:span text:style-name="T4"> Error al registrar. Intenta de nuevo.');</text:span></text:p>
      <text:p text:style-name="P5">    <text:span text:style-name="T4">}</text:span></text:p>
      <text:p text:style-name="P5">  <text:span text:style-name="T4">} catch (err) {</text:span></text:p>
      <text:p text:style-name="P5">    <text:span text:style-name="T4">alert('</text:span><text:span text:style-name="T4"><draw:frame draw:style-name="fr1" draw:name="Imagen3" text:anchor-type="as-char" svg:width="0.847cm" svg:height="0.847cm" draw:z-index="2"><draw:image xlink:href="Pictures/100000010000002000000020459C4222.png" xlink:type="simple" xlink:show="embed" xlink:actuate="onLoad" draw:mime-type="image/png"/><svg:title>❌</svg:title></draw:frame></text:span><text:span text:style-name="T4"> Error de conexión. Intenta más tarde.');</text:span></text:p>
      <text:p text:style-name="P5">  <text:span text:style-name="T4">}</text:span></text:p>
      <text:p text:style-name="P4">});</text:p>
      <text:p text:style-name="P1"><text:span text:style-name="s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1" style:family="paragraph" style:parent-style-name="Standard">
      <style:paragraph-properties fo:margin-top="0.086cm" fo:margin-bottom="0.086cm" style:contextual-spacing="false" fo:line-height="100%"/>
      <style:text-properties style:font-name="Times New Roman" fo:font-family="'Times New Roman'" style:font-family-generic="roman" style:font-pitch="variable" style:letter-kerning="fals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1" style:family="text" style:parent-style-name="Default_20_Paragraph_20_Font"/>
    <style:style style:name="s2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aul gea</meta:initial-creator>
    <meta:editing-cycles>6</meta:editing-cycles>
    <meta:creation-date>2025-11-02T14:31:00</meta:creation-date>
    <dc:date>2025-11-03T11:31:10.116601200</dc:date>
    <meta:editing-duration>PT5M41S</meta:editing-duration>
    <meta:generator>LibreOffice/25.2.5.1$Windows_X86_64 LibreOffice_project/484541f705153d4ff78284873b0153c3e5a280db</meta:generator>
    <meta:document-statistic meta:table-count="0" meta:image-count="3" meta:object-count="0" meta:page-count="1" meta:paragraph-count="27" meta:word-count="95" meta:character-count="968" meta:non-whitespace-character-count="816"/>
    <meta:user-defined meta:name="AppVersion">16.0000</meta:user-defined>
    <meta:template xlink:type="simple" xlink:actuate="onRequest" xlink:title="Normal" xlink:href=""/>
  </office:meta>
</office:document-meta>
</file>